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6-0163</text:span> <text:s text:c="21"/><text:tab/><text:span text:style-name="T1">26/06/2015 <text:s text:c="17"/></text:span></text:p>
      <text:p text:style-name="P11"><text:span text:style-name="T1"><text:tab/></text:span><text:span text:style-name="T2">Eduardo Morales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Web hosting para impactovisual.ca (semestral)<text:line-break/>(De 24/06/2015 a 24/12/2015)<text:tab/><text:tab/><text:tab/><text:tab/><text:tab/><text:tab/><text:tab/><text:tab/>$ 85<text:tab/><text:tab/>$ 85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85.00<text:tab/><text:tab/><text:tab/><text:tab/><text:tab/><text:tab/><text:tab/><text:tab/><text:tab/><text:tab/><text:tab/><text:tab/><text:tab/> <text:s text:c="3"/>8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